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03in" fo:margin-left="0in" table:align="left"/>
    </style:style>
    <style:style style:name="Table1.A" style:family="table-column">
      <style:table-column-properties style:column-width="1.6229in"/>
    </style:style>
    <style:style style:name="Table1.B" style:family="table-column">
      <style:table-column-properties style:column-width="5.0674in"/>
    </style:style>
    <style:style style:name="Table1.A1" style:family="table-cell">
      <style:table-cell-properties fo:padding-left="0.1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-left="0.1in" fo:padding-right="0.0201in" fo:padding-top="0.0201in" fo:padding-bottom="0.0201in" fo:border="0.05pt solid #000000" style:writing-mode="page"/>
    </style:style>
    <style:style style:name="Table1.A2" style:family="table-cell">
      <style:table-cell-properties fo:padding-left="0.1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1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2375in"/>
    </style:style>
    <style:style style:name="P1" style:family="paragraph" style:parent-style-name="Standard">
      <style:text-properties officeooo:rsid="001efb03" officeooo:paragraph-rsid="001efb03"/>
    </style:style>
    <style:style style:name="P2" style:family="paragraph" style:parent-style-name="Standard">
      <style:text-properties officeooo:rsid="001f45aa" officeooo:paragraph-rsid="001f45aa"/>
    </style:style>
    <style:style style:name="P3" style:family="paragraph" style:parent-style-name="Table_20_Contents">
      <style:text-properties officeooo:rsid="001bf921" officeooo:paragraph-rsid="001bf921"/>
    </style:style>
    <style:style style:name="P4" style:family="paragraph" style:parent-style-name="Table_20_Contents">
      <style:text-properties officeooo:rsid="001c82fa" officeooo:paragraph-rsid="001c82fa"/>
    </style:style>
    <style:style style:name="P5" style:family="paragraph" style:parent-style-name="Table_20_Contents">
      <style:text-properties officeooo:rsid="001cfb95" officeooo:paragraph-rsid="001cfb95"/>
    </style:style>
    <style:style style:name="P6" style:family="paragraph" style:parent-style-name="Table_20_Contents">
      <style:text-properties officeooo:rsid="001efb03" officeooo:paragraph-rsid="001efb03"/>
    </style:style>
    <style:style style:name="P7" style:family="paragraph" style:parent-style-name="Table_20_Contents">
      <style:text-properties officeooo:rsid="001f45aa" officeooo:paragraph-rsid="001f45aa"/>
    </style:style>
    <style:style style:name="T1" style:family="text">
      <style:text-properties officeooo:rsid="001bf921"/>
    </style:style>
    <style:style style:name="T2" style:family="text">
      <style:text-properties officeooo:rsid="001c82fa"/>
    </style:style>
    <style:style style:name="T3" style:family="text">
      <style:text-properties officeooo:rsid="001cfb95"/>
    </style:style>
    <style:style style:name="T4" style:family="text">
      <style:text-properties officeooo:rsid="001efb03"/>
    </style:style>
    <style:style style:name="T5" style:family="text">
      <style:text-properties officeooo:rsid="001f45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43431983520">
          <table:table-cell table:style-name="Table1.A1" office:value-type="string">
            <text:p text:style-name="Table_20_Contents"><text:span text:style-name="T1">Use Case </text:span></text:p>
          </table:table-cell>
          <table:table-cell table:style-name="Table1.B1" office:value-type="string">
            <text:p text:style-name="Table_20_Contents"><text:span text:style-name="T1">Aanmaken huiswerkopdracht</text:span></text:p>
          </table:table-cell>
        </table:table-row>
        <table:table-row table:style-name="TableLine94343431983520">
          <table:table-cell table:style-name="Table1.A2" office:value-type="string">
            <text:p text:style-name="P3">Actor</text:p>
          </table:table-cell>
          <table:table-cell table:style-name="Table1.B2" office:value-type="string">
            <text:p text:style-name="Table_20_Contents"><text:span text:style-name="T1">Docent</text:span></text:p>
          </table:table-cell>
        </table:table-row>
        <table:table-row table:style-name="TableLine94343431983520"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Table_20_Contents"><text:span text:style-name="T1">Docent klikt op de knop aanmaken huiswerkopdracht</text:span></text:p>
          </table:table-cell>
        </table:table-row>
        <table:table-row table:style-name="Table1.4">
          <table:table-cell table:style-name="Table1.A2" office:value-type="string">
            <text:p text:style-name="P3">Preconditions</text:p>
          </table:table-cell>
          <table:table-cell table:style-name="Table1.B2" office:value-type="string">
            <text:p text:style-name="Table_20_Contents"><text:span text:style-name="T2">Docent is ingelogd</text:span></text:p>
            <text:p text:style-name="P4">Docent heeft rechten om de opdracht aan te maken en op te slaan</text:p>
            <text:p text:style-name="P4">Lijst met namen is beschikbaar als groep </text:p>
            <text:p text:style-name="P5">Het is mogelijk om links in de tekst in te voeren</text:p>
          </table:table-cell>
        </table:table-row>
        <table:table-row table:style-name="Table1.4">
          <table:table-cell table:style-name="Table1.A2" office:value-type="string">
            <text:p text:style-name="P4">Main success</text:p>
            <text:p text:style-name="P4">scenario</text:p>
          </table:table-cell>
          <table:table-cell table:style-name="Table1.B2" office:value-type="string">
            <text:p text:style-name="P7">1) Docent voert titel in</text:p>
            <text:p text:style-name="P4"><text:span text:style-name="T5">2</text:span>) <text:span text:style-name="T3">Docent voert de opdracht in evt met link naar github voor clone.</text:span></text:p>
            <text:p text:style-name="P5"><text:span text:style-name="T5">3</text:span>) Docent selekteert uit een dropdown de aangemaakte groep met leerlingen.</text:p>
            <text:p text:style-name="P5"><text:span text:style-name="T5">4</text:span>) Docent voert de deadline datum en tijd in.</text:p>
            <text:p text:style-name="P5"><text:span text:style-name="T5">5</text:span>) Docent activeert de opdracht.</text:p>
            <text:p text:style-name="P7">6) Data wordt op een of andere manier veiliggesteld</text:p>
            <text:p text:style-name="P5"><text:span text:style-name="T5">7</text:span>) Systeem controleert deadline datum.</text:p>
          </table:table-cell>
        </table:table-row>
        <table:table-row table:style-name="Table1.4">
          <table:table-cell table:style-name="Table1.A2" office:value-type="string">
            <text:p text:style-name="P5">Alternatief scenario</text:p>
          </table:table-cell>
          <table:table-cell table:style-name="Table1.B2" office:value-type="string">
            <text:p text:style-name="P5"><text:span text:style-name="T5">7</text:span> A 1 De datum is niet correct</text:p>
            <text:p text:style-name="P5"><text:s text:c="9"/>Datum is in het verleden of heeft geen <text:span text:style-name="T4">goed format.</text:span></text:p>
            <text:p text:style-name="P6"><text:span text:style-name="T5">7</text:span> A 2 terug naar stap 3 van het success secenario</text:p>
          </table:table-cell>
        </table:table-row>
        <table:table-row table:style-name="Table1.4">
          <table:table-cell table:style-name="Table1.A2" office:value-type="string">
            <text:p text:style-name="P6">Postconditions </text:p>
          </table:table-cell>
          <table:table-cell table:style-name="Table1.B2" office:value-type="string">
            <text:p text:style-name="P6">De opdracht is aangemaakt en beschikbaar voor de juiste groep leerlingen</text:p>
          </table:table-cell>
        </table:table-row>
      </table:table>
      <text:p text:style-name="Standard"/>
      <text:p text:style-name="P1">De opdracht kan ook beschikbaar zijn voor leerlingen die niet tot de juiste groep behoren.</text:p>
      <text:p text:style-name="P2"/>
      <text:p text:style-name="P2">Het activeren van de opdracht duurt te lang en docent actveerd een 2de keer</text:p>
      <text:p text:style-name="P2">oplossen door de knop te inactiveren na de eerste activatie en tussentijds een voortgangs gifje laten zien.</text:p>
      <text:p text:style-name="P2"/>
      <text:p text:style-name="P2">Het activeren van de opdracht lukt niet om een of andere reden.</text:p>
      <text:p text:style-name="P2">Terugmelding van mislukt en de veiliggestelde data wordt weer getoond met evtuele foutmelding of reden dat het fout ging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05:41.538590439</meta:creation-date>
    <dc:date>2021-09-21T23:30:35.345706357</dc:date>
    <meta:editing-duration>PT3H23M43S</meta:editing-duration>
    <meta:editing-cycles>1</meta:editing-cycles>
    <meta:document-statistic meta:table-count="1" meta:image-count="0" meta:object-count="0" meta:page-count="1" meta:paragraph-count="31" meta:word-count="229" meta:character-count="1338" meta:non-whitespace-character-count="1128"/>
    <meta:generator>LibreOffice/6.4.7.2$Linux_X86_64 LibreOffice_project/40$Build-2</meta:generator>
  </office:meta>
</office:document-meta>
</file>